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921f7" officeooo:paragraph-rsid="000921f7"/>
    </style:style>
    <style:style style:name="P2" style:family="paragraph" style:parent-style-name="Standard">
      <style:text-properties fo:font-weight="bold" officeooo:rsid="000921f7" officeooo:paragraph-rsid="000921f7" style:font-weight-asian="bold" style:font-weight-complex="bold"/>
    </style:style>
    <style:style style:name="P3" style:family="paragraph" style:parent-style-name="Standard">
      <style:text-properties officeooo:rsid="000a7ec1" officeooo:paragraph-rsid="000a7ec1"/>
    </style:style>
    <style:style style:name="P4" style:family="paragraph" style:parent-style-name="Standard">
      <style:text-properties officeooo:rsid="000bed66" officeooo:paragraph-rsid="000bed66"/>
    </style:style>
    <style:style style:name="P5" style:family="paragraph" style:parent-style-name="Standard">
      <style:text-properties officeooo:rsid="000de876" officeooo:paragraph-rsid="000de876"/>
    </style:style>
    <style:style style:name="P6" style:family="paragraph" style:parent-style-name="Standard">
      <style:text-properties officeooo:rsid="000fdd41" officeooo:paragraph-rsid="000fdd41"/>
    </style:style>
    <style:style style:name="P7" style:family="paragraph" style:parent-style-name="Standard">
      <style:text-properties officeooo:rsid="0011452b" officeooo:paragraph-rsid="0011452b"/>
    </style:style>
    <style:style style:name="P8" style:family="paragraph" style:parent-style-name="Standard">
      <style:text-properties officeooo:rsid="0011452b" officeooo:paragraph-rsid="0011452b"/>
    </style:style>
    <style:style style:name="P9" style:family="paragraph" style:parent-style-name="Standard">
      <style:text-properties officeooo:rsid="00137313" officeooo:paragraph-rsid="00137313"/>
    </style:style>
    <style:style style:name="P10" style:family="paragraph" style:parent-style-name="Standard">
      <style:text-properties officeooo:rsid="00151d71" officeooo:paragraph-rsid="00151d71"/>
    </style:style>
    <style:style style:name="P11" style:family="paragraph" style:parent-style-name="Standard">
      <style:text-properties officeooo:rsid="0016dba2" officeooo:paragraph-rsid="0016dba2"/>
    </style:style>
    <style:style style:name="P12" style:family="paragraph" style:parent-style-name="Standard">
      <style:text-properties officeooo:rsid="0017f901" officeooo:paragraph-rsid="0017f901"/>
    </style:style>
    <style:style style:name="P13" style:family="paragraph" style:parent-style-name="Standard">
      <style:text-properties officeooo:paragraph-rsid="0017f901"/>
    </style:style>
    <style:style style:name="P14" style:family="paragraph" style:parent-style-name="Standard">
      <style:text-properties officeooo:paragraph-rsid="0019bf45"/>
    </style:style>
    <style:style style:name="P15" style:family="paragraph" style:parent-style-name="Text_20_body" style:list-style-name="L1"/>
    <style:style style:name="P16" style:family="paragraph" style:parent-style-name="Text_20_body">
      <style:text-properties officeooo:rsid="0017f901" officeooo:paragraph-rsid="0017f901"/>
    </style:style>
    <style:style style:name="P17" style:family="paragraph" style:parent-style-name="Text_20_body" style:list-style-name="L1">
      <style:paragraph-properties fo:margin-top="0in" fo:margin-bottom="0in" loext:contextual-spacing="false"/>
    </style:style>
    <style:style style:name="T1" style:family="text">
      <style:text-properties officeooo:rsid="000de876"/>
    </style:style>
    <style:style style:name="T2" style:family="text">
      <style:text-properties officeooo:rsid="0017f901"/>
    </style:style>
    <style:style style:name="T3" style:family="text">
      <style:text-properties officeooo:rsid="0019bf45"/>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it config --global user.name " Kadi_chahla "</text:p>
      <text:p text:style-name="Standard">git config --global user.email " k.chahla@yahoo.com "</text:p>
      <text:p text:style-name="Standard"><text:s/>mkdir lab2</text:p>
      <text:p text:style-name="Standard">cd lab2</text:p>
      <text:p text:style-name="Standard">~/lab2$ touch Kadi.txt</text:p>
      <text:p text:style-name="Standard">pwd</text:p>
      <text:p text:style-name="Standard">ls</text:p>
      <text:p text:style-name="Standard">echo " hello M2 syscom " &gt; Kadi.txt</text:p>
      <text:p text:style-name="Standard">git init</text:p>
      <text:p text:style-name="Standard">git status</text:p>
      <text:p text:style-name="Standard">git add Kadi.txt</text:p>
      <text:p text:style-name="Standard">git status</text:p>
      <text:p text:style-name="Standard">git commit-m "just some test"</text:p>
      <text:p text:style-name="Standard">git remote add origin <text:a xlink:type="simple" xlink:href="https://github.com/chahlakadi/lab2.git" text:style-name="Internet_20_link" text:visited-style-name="Visited_20_Internet_20_Link">https://github.com/chahlakadi/lab2.git</text:a></text:p>
      <text:p text:style-name="Standard">git branch -M master</text:p>
      <text:p text:style-name="Standard">git push -u origin master</text:p>
      <text:p text:style-name="Standard">git pull</text:p>
      <text:p text:style-name="Standard">ls</text:p>
      <text:p text:style-name="Standard">cd</text:p>
      <text:p text:style-name="Standard"><text:s/>cd Desktop/</text:p>
      <text:p text:style-name="Standard">git clone <text:a xlink:type="simple" xlink:href="https://github.com/chahlakadi/lab2.git" text:style-name="Internet_20_link" text:visited-style-name="Visited_20_Internet_20_Link">https://github.com/chahlakadi/lab2.git</text:a></text:p>
      <text:p text:style-name="Standard"/>
      <text:p text:style-name="P2">Lab3</text:p>
      <text:p text:style-name="P1">git clone https://github.com/khachicha/5AS05-partie3.git</text:p>
      <text:p text:style-name="P1">cd</text:p>
      <text:p text:style-name="P1">cd Desktop/</text:p>
      <text:p text:style-name="P1">cd 5AS05-partie3/</text:p>
      <text:p text:style-name="P1">ls -lrt</text:p>
      <text:p text:style-name="P3">y a 3 fichiers</text:p>
      <text:p text:style-name="P3">le secteur le plus petit est de taille 4096 !</text:p>
      <text:p text:style-name="P3"><text:s/>stat Microsoft </text:p>
      <text:p text:style-name="P4">Les fichiers cachés: ls -a</text:p>
      <text:p text:style-name="P4">.git <text:s/>.lightbulb</text:p>
      <text:p text:style-name="P4">ls -lat <text:span text:style-name="T1">(plus recent → plus ancien)</text:span></text:p>
      <text:p text:style-name="P5">ls -lat(plus ancien → plus récent)</text:p>
      <text:p text:style-name="P5">pour afficher les fichiers dans le sens décroissant <text:s/>ls -lS</text:p>
      <text:p text:style-name="P5">pour afficher les fichiers dans le sens croissant <text:s/>ls -lSr</text:p>
      <text:p text:style-name="P5">cat answering-machine.txt </text:p>
      <text:p text:style-name="P5">less answering-machine.txt </text:p>
      <text:p text:style-name="P5">sudo apt install vim</text:p>
      <text:p text:style-name="P6">vim <text:span text:style-name="T1">answering-machine.txt <text:s/></text:span>( à la fin en clique sur I “pour dire insert”) puis on écrit welcome systemes communicants)</text:p>
      <text:p text:style-name="P7">pour supprimer le mot on utilise dw et pour sauvegarder ZZ</text:p>
      <text:p text:style-name="P7">tail -20 sardar3.txt</text:p>
      <text:p text:style-name="P9">24. mv .lightbulb lightbulb</text:p>
      <text:p text:style-name="P10">25. cd sardar</text:p>
      <text:p text:style-name="P10">26. mv sardar3.txt lab3</text:p>
      <text:p text:style-name="P10">27.cd Desktop/5AS05-partie3/</text:p>
      <text:p text:style-name="P10">28.rm Microsoft</text:p>
      <text:p text:style-name="P11"><text:soft-page-break/>29. cd Desktop/</text:p>
      <text:p text:style-name="P11">tar -cvf lab3arch.tar 5AS05-partie3</text:p>
      <text:p text:style-name="P11">30. ln -s 5AS05-partie3 sardar</text:p>
      <text:p text:style-name="P12">34. afficher les droits d’accès : ls -l</text:p>
      <text:p text:style-name="P16">Le premier symbole peut être « - », « d », soit « l ». Il indique la nature du fichier : </text:p>
      <text:list xml:id="list4190737069" text:style-name="L1">
        <text:list-item>
          <text:p text:style-name="P17"><text:span text:style-name="Strong_20_Emphasis">-</text:span> : fichier classique</text:p>
        </text:list-item>
        <text:list-item>
          <text:p text:style-name="P17"><text:span text:style-name="Strong_20_Emphasis">d</text:span> : répertoire</text:p>
        </text:list-item>
        <text:list-item>
          <text:p text:style-name="P15"><text:span text:style-name="Strong_20_Emphasis">l</text:span> : lien symbolique</text:p>
        </text:list-item>
      </text:list>
      <text:p text:style-name="P12">Suivent ensuite 3 groupes de 3 symboles chacun, indiquant si le fichier (ou répertoire) est autorisé en lecture, écriture ou exécution. Les 3 groupes correspondent, dans cet ordre, aux droits du propriétaire, du groupe puis du reste des utilisateurs. Dans le paragraphe introductif, vous aurez remarqué des lettres en gras dans les termes anglais. Ce sont ces lettres qui sont utilisées pour symboliser lesdites permissions. Si la permission n'est pas accordée, la lettre en question est remplacé par « - ». Si l'on reprend les lettres données pour lecture/écriture/exécution (<text:span text:style-name="Strong_20_Emphasis">r</text:span>ead/<text:span text:style-name="Strong_20_Emphasis">w</text:span>rite/e<text:span text:style-name="Strong_20_Emphasis">x</text:span>ecute), nous obtenons : <text:span text:style-name="Strong_20_Emphasis">rwx</text:span>. </text:p>
      <text:p text:style-name="P13"><text:span text:style-name="T2">36. </text:span>tar jcvf 5AS05-partie3.tar.bz2 5AS05-partie3</text:p>
      <text:p text:style-name="P14"><text:span text:style-name="T3">37. Pour lister les fichiers et répertoires sans décompresser le répertoire :</text:span></text:p>
      <text:p text:style-name="P14">tar jtvf 5AS05-partie3.tar.bz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9T10:12:13.352335309</meta:creation-date>
    <dc:date>2020-10-06T10:10:23.526818465</dc:date>
    <meta:editing-duration>PT25M6S</meta:editing-duration>
    <meta:editing-cycles>4</meta:editing-cycles>
    <meta:generator>LibreOffice/6.0.7.3$Linux_X86_64 LibreOffice_project/00m0$Build-3</meta:generator>
    <meta:document-statistic meta:table-count="0" meta:image-count="0" meta:object-count="0" meta:page-count="2" meta:paragraph-count="59" meta:word-count="363" meta:character-count="2242" meta:non-whitespace-character-count="1931"/>
  </office:meta>
</office:document-meta>
</file>